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999999" style:font-name="Jarman" fo:font-size="18pt" officeooo:paragraph-rsid="001ae891" style:font-size-asian="18pt" style:font-name-complex="Garamond" style:font-size-complex="18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999999" style:font-name="Jarman" fo:font-size="18pt" officeooo:rsid="001ae891" officeooo:paragraph-rsid="001ae891" style:font-size-asian="18pt" style:font-name-complex="Garamond" style:font-size-complex="18pt"/>
    </style:style>
    <style:style style:name="T1" style:family="text">
      <style:text-properties style:font-name="JARDOTTY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<text:tab/><text:tab/><text:tab/><text:tab/><text:tab/><text:tab/><text:tab/><text:tab/>Date:</text:p>
      <text:p text:style-name="P2">The Marks of the True Church</text:p>
      <text:p text:style-name="P1">1. Christ gave the Church Her marks when He gave Her Her four _ _ _ _ _ _ _.</text:p>
      <text:p text:style-name="P1">2. Unity flows from Her _ _ _ _ _ _ _ cause, as a _ _ _ _ _ _ _ and _ _ _ _ _ _ _ property.</text:p>
      <text:p text:style-name="P1">3. Christ said His Church would be “one _ _ _ _ _ _ _ and one _ _ _ _ _ _ _.” Hence it would have unity of _ _ _ _ _ _ and of _ _ _ _ _ _.</text:p>
      <text:p text:style-name="P1">4. He prayed: “That all may be _ _ _ _ _ _ _.” “That all may be one in _ _ _ _ _ _ _.” “That all may be one even as _ _ _ _ _ _ _ are one.” “That all may be made _ _ _ _ _ _ _ in one. “That the _ _ _ _ _ _ _ may know that Thou has sent Me.”</text:p>
      <text:p text:style-name="P1">5. This unity was to be sign from God. Hence it must be a _ _ _ _ _ _ _ and a _ _ _ _ _ _ _ unity.</text:p>
      <text:p text:style-name="P1">6. The Catholic Church has a proportionate cause of unity of faith in Her _ _ _ _ _ _ _ and in Her power to _ _ _ _ _ _ _ those who deny her defined truths.</text:p>
      <text:p text:style-name="P1">7. The Protestant principle of _ _ _ _ _ _ _ makes unity of faith impossible.</text:p>
      <text:p text:style-name="P1">8. Unity of worship depends on unity of _ _ _ _ .</text:p>
      <text:p text:style-name="P1">9. There are about _ _ _ _ _ _ _ Protestant sects in New York.</text:p>
      <text:p text:style-name="P1">10. Sanctity flows from the Church's _ _ _ _ _ _ _ cause, as a _ _ _ _ _ _ _ and _ _ _ _ _ _ _ property.</text:p>
      <text:p text:style-name="P1">11. Calvary's Sacrifice is perpetuated for us in the _ _ _ _ _ _ _.</text:p>
      <text:p text:style-name="P1">12. The _ _ _ _ _ _ _ give grace by their very usage.</text:p>
      <text:p text:style-name="P1">13. Christ says: “Be ye perfect as your _ _ _ _ _ _ _ is perfect.”</text:p>
      <text:p text:style-name="P1">14. The religious vows are those of _ _ _ _ _ _ _ _ _ _ _ _ _ _ and _ _ _ _ _ _ _.</text:p>
      <text:p text:style-name="P1">15. They remove the chief _ _ _ _ _ _ _ to perfection.</text:p>
      <text:p text:style-name="P1"><text:soft-page-break/>16. By prayer, we bring our _ _ _ _ _ _ _ and our _ _ _ _ _ _ _ into line with God's.</text:p>
      <text:p text:style-name="P1">17. Contemplation is given by the Gifts of the _ _ _ _ _ _ _.</text:p>
      <text:p text:style-name="P1">18. Saints practise _ _ _ _ _ _ _ sanctity, which is a miracle in the _ _ _ _ _ _ _ order.</text:p>
      <text:p text:style-name="P1">19. It is (<text:span text:style-name="T1">ordinary</text:span>) (<text:span text:style-name="T1">heroic</text:span>) sanctity which is a mark of the Church.</text:p>
      <text:p text:style-name="P1">20. Anglican clergy (<text:span text:style-name="T1">are</text:span>) (<text:span text:style-name="T1">are not</text:span>) validly ordained.</text:p>
      <text:p text:style-name="P1">21. Anglicans have two sacraments: _ _ _ _ _ _ _ and _ _ _ _ _ _ _.</text:p>
      <text:p text:style-name="P1">22. Universality flows from the Church's _ _ _ _ _ _ _ cause, as a _ _ _ _ _ _ _ and _ _ _ _ _ _ _ property.</text:p>
      <text:p text:style-name="P1">23. A church cannot be universal in place unless it has the mark of _ _ _ _ _ _ _.</text:p>
      <text:p text:style-name="P1">24. “Teach all nations.” This shows that the Church is universal in _ _ _ _ _ _ _.</text:p>
      <text:p text:style-name="P1">25: “Preach the Gospel to every creature.” Hence, the Church is universal in _ _ _ _ _ _ _. </text:p>
      <text:p text:style-name="P1">26. “I am with you all days.” She is universal in _ _ _ _ _ _ _.</text:p>
      <text:p text:style-name="P1">27. “The Holy Ghost will bring to your minds all things whatsoever I have taught you.” She is universal in _ _ _ _ _ _ _.</text:p>
      <text:p text:style-name="P1">28. Apostolicity flows from the Church's _ _ _ _ _ _ _ cause, as a _ _ _ _ _ _ _ and _ _ _ _ _ _ _ property.</text:p>
      <text:p text:style-name="P1">29. The Catholic Church is Apostolic in _ _ _ _ _ _ _ _ _ _ _ _ _ _ and in _ _ _ _ _ _ _.</text:p>
      <text:p text:style-name="P1">30. In the Creed we sing the majestic words: Credo in unam, sanctam, catholicam et apostolicam ecclesiam,” which means I believe in the _ _ _ _ _ , _ _ _ _ _ , _ _ _ _ _ _ _ and _ _ _ _ _ _ _ Chu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0:54:34.120866643</meta:creation-date>
    <meta:print-date>2015-09-16T10:59:17.361059996</meta:print-date>
    <dc:date>2015-09-16T10:59:45.319307516</dc:date>
    <meta:editing-duration>PT5M11S</meta:editing-duration>
    <meta:editing-cycles>1</meta:editing-cycles>
    <meta:document-statistic meta:table-count="0" meta:image-count="0" meta:object-count="0" meta:page-count="2" meta:paragraph-count="32" meta:word-count="773" meta:character-count="2830" meta:non-whitespace-character-count="2080"/>
    <meta:generator>LibreOffice/4.3.3.2$Linux_x86 LibreOffice_project/430m0$Build-2</meta:generator>
  </office:meta>
</office:document-meta>
</file>